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265in" svg:y="0in">
            <draw:object draw:notify-on-update-of-ranges="Sheet1.A1:Sheet1.A1 Sheet1.A2:Sheet1.A6 Sheet1.B1:Sheet1.B1 Sheet1.B2:Sheet1.B6 Sheet1.C1:Sheet1.C1 Sheet1.C2:Sheet1.C6 Sheet1.D1:Sheet1.D1 Sheet1.D2:Sheet1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GRASP 1</text:p>
          </table:table-cell>
          <table:table-cell office:value-type="string" calcext:value-type="string">
            <text:p>GRASP 2</text:p>
          </table:table-cell>
          <table:table-cell office:value-type="string" calcext:value-type="string">
            <text:p>GRAS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43634000" calcext:value-type="float">
            <text:p>13943634000</text:p>
          </table:table-cell>
          <table:table-cell table:number-columns-repeated="2" office:value-type="float" office:value="409557000" calcext:value-type="float">
            <text:p>409557000</text:p>
          </table:table-cell>
        </table:table-row>
        <table:table-row table:style-name="ro1">
          <table:table-cell office:value-type="string" calcext:value-type="string">
            <text:p>0.25k</text:p>
          </table:table-cell>
          <table:table-cell office:value-type="float" office:value="211235832000" calcext:value-type="float">
            <text:p>211235832000</text:p>
          </table:table-cell>
          <table:table-cell table:number-columns-repeated="2" office:value-type="float" office:value="6567387000" calcext:value-type="float">
            <text:p>6567387000</text:p>
          </table:table-cell>
        </table:table-row>
        <table:table-row table:style-name="ro1">
          <table:table-cell office:value-type="string" calcext:value-type="string">
            <text:p>0.25k</text:p>
          </table:table-cell>
          <table:table-cell office:value-type="float" office:value="172148439000" calcext:value-type="float">
            <text:p>172148439000</text:p>
          </table:table-cell>
          <table:table-cell table:number-columns-repeated="2" office:value-type="float" office:value="19777473000" calcext:value-type="float">
            <text:p>19777473000</text:p>
          </table:table-cell>
        </table:table-row>
        <table:table-row table:style-name="ro1">
          <table:table-cell office:value-type="string" calcext:value-type="string">
            <text:p>0.75k</text:p>
          </table:table-cell>
          <table:table-cell office:value-type="float" office:value="239163951000" calcext:value-type="float">
            <text:p>239163951000</text:p>
          </table:table-cell>
          <table:table-cell table:number-columns-repeated="2" office:value-type="float" office:value="21413979000" calcext:value-type="float">
            <text:p>2141397900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77043720000" calcext:value-type="float">
            <text:p>377043720000</text:p>
          </table:table-cell>
          <table:table-cell table:number-columns-repeated="2" office:value-type="float" office:value="73037062000" calcext:value-type="float">
            <text:p>7303706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0T20:59:56.699962072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9cm" svg:y="0.316cm" chart:style-name="ch2">
          <text:p>Tiempo De los Algoritmos</text:p>
        </chart:title>
        <chart:subtitle svg:x="7.004cm" svg:y="1.301cm" chart:style-name="ch3">
          <text:p>Variando X</text:p>
        </chart:subtitle>
        <chart:legend chart:legend-position="end" svg:x="13.174cm" svg:y="3.703cm" style:legend-expansion="high" chart:style-name="ch4"/>
        <chart:plot-area chart:style-name="ch5" table:cell-range-address="Sheet1.A1:Sheet1.D6" chart:data-source-has-labels="both" svg:x="1.331cm" svg:y="2.19cm" svg:width="11.523cm" svg:height="5.649cm">
          <chartooo:coordinate-region svg:x="3.805cm" svg:y="2.389cm" svg:width="8.955cm" svg:height="4.803cm"/>
          <chart:axis chart:dimension="x" chart:name="primary-x" chart:style-name="ch6" chartooo:axis-type="auto">
            <chartooo:date-scale/>
            <chart:title svg:x="6.929cm" svg:y="8.019cm" chart:style-name="ch7">
              <text:p>X</text:p>
            </chart:title>
            <chart:categories table:cell-range-address="Sheet1.A2:Sheet1.A6"/>
          </chart:axis>
          <chart:axis chart:dimension="y" chart:name="primary-y" chart:style-name="ch6">
            <chart:title svg:x="0.451cm" svg:y="5.6cm" chart:style-name="ch8">
              <text:p>Tiempo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line">
            <chart:data-point chart:repeated="5"/>
          </chart:series>
          <chart:series chart:style-name="ch11" chart:values-cell-range-address="Sheet1.C2:Sheet1.C6" chart:label-cell-address="Sheet1.C1:Sheet1.C1" chart:class="chart:line">
            <chart:data-point chart:repeated="5"/>
          </chart:series>
          <chart:series chart:style-name="ch12" chart:values-cell-range-address="Sheet1.D2:Sheet1.D6" chart:label-cell-address="Sheet1.D1:Sheet1.D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 1</text:p>
                <draw:g>
                  <svg:desc>Sheet1.B1:Sheet1.B1</svg:desc>
                </draw:g>
              </table:table-cell>
              <table:table-cell office:value-type="string">
                <text:p>GRASP 2</text:p>
                <draw:g>
                  <svg:desc>Sheet1.C1:Sheet1.C1</svg:desc>
                </draw:g>
              </table:table-cell>
              <table:table-cell office:value-type="string">
                <text:p>GRASP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6</svg:desc>
                </draw:g>
              </table:table-cell>
              <table:table-cell office:value-type="float" office:value="13943634000">
                <text:p>13943634000</text:p>
                <draw:g>
                  <svg:desc>Sheet1.B2:Sheet1.B6</svg:desc>
                </draw:g>
              </table:table-cell>
              <table:table-cell office:value-type="float" office:value="409557000">
                <text:p>409557000</text:p>
                <draw:g>
                  <svg:desc>Sheet1.C2:Sheet1.C6</svg:desc>
                </draw:g>
              </table:table-cell>
              <table:table-cell office:value-type="float" office:value="409557000">
                <text:p>409557000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0.25k</text:p>
              </table:table-cell>
              <table:table-cell office:value-type="float" office:value="211235832000">
                <text:p>211235832000</text:p>
              </table:table-cell>
              <table:table-cell office:value-type="float" office:value="6567387000">
                <text:p>6567387000</text:p>
              </table:table-cell>
              <table:table-cell office:value-type="float" office:value="6567387000">
                <text:p>6567387000</text:p>
              </table:table-cell>
            </table:table-row>
            <table:table-row>
              <table:table-cell office:value-type="string">
                <text:p>0.25k</text:p>
              </table:table-cell>
              <table:table-cell office:value-type="float" office:value="172148439000">
                <text:p>172148439000</text:p>
              </table:table-cell>
              <table:table-cell office:value-type="float" office:value="19777473000">
                <text:p>19777473000</text:p>
              </table:table-cell>
              <table:table-cell office:value-type="float" office:value="19777473000">
                <text:p>19777473000</text:p>
              </table:table-cell>
            </table:table-row>
            <table:table-row>
              <table:table-cell office:value-type="string">
                <text:p>0.75k</text:p>
              </table:table-cell>
              <table:table-cell office:value-type="float" office:value="239163951000">
                <text:p>239163951000</text:p>
              </table:table-cell>
              <table:table-cell office:value-type="float" office:value="21413979000">
                <text:p>21413979000</text:p>
              </table:table-cell>
              <table:table-cell office:value-type="float" office:value="21413979000">
                <text:p>2141397900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77043720000">
                <text:p>377043720000</text:p>
              </table:table-cell>
              <table:table-cell office:value-type="float" office:value="73037062000">
                <text:p>73037062000</text:p>
              </table:table-cell>
              <table:table-cell office:value-type="float" office:value="73037062000">
                <text:p>7303706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